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hart1">
        <table:shapes>
          <draw:frame draw:z-index="1" draw:id="id0" draw:style-name="a0" draw:name="Chart 1" svg:x="0in" svg:y="0in" svg:width="10.19429in" svg:height="6.65964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Sheet1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date" office:date-value="2017-07-15T00:00:00" table:style-name="ce2">
            <text:p>15/07/1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date" office:date-value="2017-07-16T00:00:00" table:style-name="ce2">
            <text:p>16/07/1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date" office:date-value="2017-07-17T00:00:00" table:style-name="ce2">
            <text:p>17/07/1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date" office:date-value="2017-07-18T00:00:00" table:style-name="ce2">
            <text:p>18/07/1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date" office:date-value="2017-07-19T00:00:00" table:style-name="ce2">
            <text:p>19/07/1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date" office:date-value="2017-07-20T00:00:00" table:style-name="ce2">
            <text:p>20/07/17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date" office:date-value="2017-07-21T00:00:00" table:style-name="ce2">
            <text:p>21/07/1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date" office:date-value="2017-07-22T00:00:00" table:style-name="ce2">
            <text:p>22/07/1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date" office:date-value="2017-07-23T00:00:00" table:style-name="ce2">
            <text:p>23/07/17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17-07-24T00:00:00" table:style-name="ce2">
            <text:p>24/07/1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date" office:date-value="2017-07-25T00:00:00" table:style-name="ce2">
            <text:p>25/07/17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date" office:date-value="2017-07-26T00:00:00" table:style-name="ce2">
            <text:p>26/07/17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date" office:date-value="2017-07-27T00:00:00" table:style-name="ce2">
            <text:p>27/07/17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date" office:date-value="2017-07-28T00:00:00" table:style-name="ce2">
            <text:p>28/07/17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17-07-29T00:00:00" table:style-name="ce2">
            <text:p>29/07/1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date" office:date-value="2017-07-30T00:00:00" table:style-name="ce2">
            <text:p>30/07/1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date" office:date-value="2017-07-31T00:00:00" table:style-name="ce2">
            <text:p>31/07/1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date" office:date-value="2017-08-01T00:00:00" table:style-name="ce2">
            <text:p>01/08/1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date" office:date-value="2017-08-02T00:00:00" table:style-name="ce2">
            <text:p>02/08/1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date" office:date-value="2017-08-03T00:00:00" table:style-name="ce2">
            <text:p>03/08/1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date" office:date-value="2017-08-04T00:00:00" table:style-name="ce2">
            <text:p>04/08/1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date" office:date-value="2017-08-05T00:00:00" table:style-name="ce2">
            <text:p>05/08/1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date" office:date-value="2017-08-06T00:00:00" table:style-name="ce2">
            <text:p>06/08/1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date" office:date-value="2017-08-07T00:00:00" table:style-name="ce2">
            <text:p>07/08/1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date" office:date-value="2017-08-08T00:00:00" table:style-name="ce2">
            <text:p>08/08/1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date" office:date-value="2017-08-09T00:00:00" table:style-name="ce2">
            <text:p>09/08/1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date" office:date-value="2017-08-10T00:00:00" table:style-name="ce2">
            <text:p>10/08/1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date" office:date-value="2017-08-11T00:00:00" table:style-name="ce2">
            <text:p>11/08/1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date" office:date-value="2017-08-12T00:00:00" table:style-name="ce2">
            <text:p>12/08/1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date" office:date-value="2017-08-13T00:00:00" table:style-name="ce2">
            <text:p>13/08/1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date" office:date-value="2017-08-14T00:00:00" table:style-name="ce2">
            <text:p>14/08/1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date" office:date-value="2017-08-15T00:00:00" table:style-name="ce2">
            <text:p>15/08/1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date" office:date-value="2017-08-16T00:00:00" table:style-name="ce2">
            <text:p>16/08/1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date" office:date-value="2017-08-17T00:00:00" table:style-name="ce2">
            <text:p>17/08/1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date" office:date-value="2017-08-18T00:00:00" table:style-name="ce2">
            <text:p>18/08/1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date" office:date-value="2017-08-19T00:00:00" table:style-name="ce2">
            <text:p>19/08/17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date" office:date-value="2017-08-20T00:00:00" table:style-name="ce2">
            <text:p>20/08/1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date" office:date-value="2017-08-21T00:00:00" table:style-name="ce2">
            <text:p>21/08/1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date" office:date-value="2017-08-22T00:00:00" table:style-name="ce2">
            <text:p>22/08/1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date" office:date-value="2017-08-23T00:00:00" table:style-name="ce2">
            <text:p>23/08/1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date" office:date-value="2017-08-24T00:00:00" table:style-name="ce2">
            <text:p>24/08/1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date" office:date-value="2017-08-25T00:00:00" table:style-name="ce2">
            <text:p>25/08/17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date" office:date-value="2017-08-26T00:00:00" table:style-name="ce2">
            <text:p>26/08/17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date" office:date-value="2017-08-27T00:00:00" table:style-name="ce2">
            <text:p>27/08/1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date" office:date-value="2017-08-28T00:00:00" table:style-name="ce2">
            <text:p>28/08/1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date" office:date-value="2017-08-29T00:00:00" table:style-name="ce2">
            <text:p>29/08/1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date" office:date-value="2017-08-30T00:00:00" table:style-name="ce2">
            <text:p>30/08/1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date" office:date-value="2017-08-31T00:00:00" table:style-name="ce2">
            <text:p>31/08/1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date" office:date-value="2017-09-01T00:00:00" table:style-name="ce2">
            <text:p>01/09/17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17-09-02T00:00:00" table:style-name="ce2">
            <text:p>02/09/17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date" office:date-value="2017-09-03T00:00:00" table:style-name="ce2">
            <text:p>03/09/17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date" office:date-value="2017-09-04T00:00:00" table:style-name="ce2">
            <text:p>04/09/17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date" office:date-value="2017-09-05T00:00:00" table:style-name="ce2">
            <text:p>05/09/1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date" office:date-value="2017-09-06T00:00:00" table:style-name="ce2">
            <text:p>06/09/17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date" office:date-value="2017-09-07T00:00:00" table:style-name="ce2">
            <text:p>07/09/17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17-09-08T00:00:00" table:style-name="ce2">
            <text:p>08/09/1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date" office:date-value="2017-09-09T00:00:00" table:style-name="ce2">
            <text:p>09/09/1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date" office:date-value="2017-09-10T00:00:00" table:style-name="ce2">
            <text:p>10/09/17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17-09-11T00:00:00" table:style-name="ce2">
            <text:p>11/09/17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17-09-12T00:00:00" table:style-name="ce2">
            <text:p>12/09/17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17-09-13T00:00:00" table:style-name="ce2">
            <text:p>13/09/1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date" office:date-value="2017-09-14T00:00:00" table:style-name="ce2">
            <text:p>14/09/1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date" office:date-value="2017-09-15T00:00:00" table:style-name="ce2">
            <text:p>15/09/1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date" office:date-value="2017-09-16T00:00:00" table:style-name="ce2">
            <text:p>16/09/1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date" office:date-value="2017-09-17T00:00:00" table:style-name="ce2">
            <text:p>17/09/1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date" office:date-value="2017-09-18T00:00:00" table:style-name="ce2">
            <text:p>18/09/17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17-09-19T00:00:00" table:style-name="ce2">
            <text:p>19/09/17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date" office:date-value="2017-09-20T00:00:00" table:style-name="ce2">
            <text:p>20/09/17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date" office:date-value="2017-09-21T00:00:00" table:style-name="ce2">
            <text:p>21/09/1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date" office:date-value="2017-09-22T00:00:00" table:style-name="ce2">
            <text:p>22/09/17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number-rows-repeated="104850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37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ener_000</meta:initial-creator>
    <dc:creator>generation281@gmail.com</dc:creator>
    <meta:creation-date>2017-09-03T00:07:15Z</meta:creation-date>
    <dc:date>2017-09-22T05:37:24Z</dc:date>
    <meta:print-date>2017-09-22T05:37:17Z</meta:print-date>
    <meta:editing-cycles>1</meta:editing-cycles>
    <meta:editing-duration>PT5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6">
      <style:chart-properties chart:link-data-style-to-source="true" chart:visible="true" chart:logarithmic="false" chart:interval-major="5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479.4944094488189pt" svg:width="733.9887401574802pt" chart:style-name="Crt0">
        <chart:title chart:style-name="CT00">
          <text:p text:style-name="a0" text:class-names="" text:cond-style-name="">Effort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Hours of effor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te</text:p>
            </chart:title>
            <chart:categories table:cell-range-address="Sheet1.$A$1:.$A$70"/>
          </chart:axis>
          <chart:series chart:values-cell-range-address="Sheet1.$B$1:.$B$70" chart:class="chart:bar" chart:attached-axis="primary-y" chart:style-name="G0S0">
            <chart:data-point chart:repeated="7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